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xisRPCReader.getSoapAction( HttpServletRequest req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xisRPCReader.configureResponseFromAxisFault( HttpServletResponse response , AxisFault fa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xisRPCReader.generat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7">
            <text:p text:style-name="Table_20_Contents">7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AxisRPCReader.getProtocolVersion( HttpServletRequest req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xisRPCReader.checkHTTPPost( final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xisRPCRead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RPCReader.getHttpServletResponseStatus( AxisFault a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xisRPCReader.servic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xisRPCReader.setup( final SourceResolver resolver , final Map objectModel , final String src , final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xisRPCRead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RPCReader.messageToString( final Message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xisRPCReader.sendResponse( final String clientVersion , final SOAPConstants constants , final HttpServletResponse res , final Message responseMs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xisRPCReader.processAxisFault( AxisFault fa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